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rsid="0020a5e6"/>
    </style:style>
    <style:style style:name="P2" style:family="paragraph" style:parent-style-name="Text_20_body">
      <style:text-properties officeooo:rsid="0020a5e6" officeooo:paragraph-rsid="0021d413"/>
    </style:style>
    <style:style style:name="P3" style:family="paragraph" style:parent-style-name="Quotations">
      <style:text-properties officeooo:rsid="0020a5e6"/>
    </style:style>
    <style:style style:name="P4" style:family="paragraph" style:parent-style-name="Text_20_body">
      <style:text-properties officeooo:rsid="0020a5e6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49c26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0a5e6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20a5e6"/>
    </style:style>
    <style:style style:name="P8" style:family="paragraph" style:parent-style-name="Text_20_body" style:list-style-name="L1">
      <style:text-properties officeooo:rsid="0020a5e6" officeooo:paragraph-rsid="0021d413"/>
    </style:style>
    <style:style style:name="P9" style:family="paragraph" style:parent-style-name="Quotations">
      <style:text-properties officeooo:paragraph-rsid="0021d413"/>
    </style:style>
    <style:style style:name="P10" style:family="paragraph" style:parent-style-name="Standard">
      <style:text-properties officeooo:rsid="0020a5e6" officeooo:paragraph-rsid="0020a5e6"/>
    </style:style>
    <style:style style:name="T1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letter-spacing="normal" fo:font-style="normal" fo:font-weight="normal"/>
    </style:style>
    <style:style style:name="T2" style:family="text">
      <style:text-properties officeooo:rsid="002341ec"/>
    </style:style>
    <style:style style:name="T3" style:family="text">
      <style:text-properties fo:font-size="14pt" officeooo:rsid="0020a5e6" style:font-size-asian="14pt" style:font-size-complex="14pt"/>
    </style:style>
    <style:style style:name="T4" style:family="text">
      <style:text-properties officeooo:rsid="0020a5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officeooo:rsid="0020a5e6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1f1f1f" loext:opacity="100%" fo:font-family="'Google Sans', Roboto" fo:font-size="10.5pt" fo:letter-spacing="normal" fo:font-style="normal" style:text-underline-style="none"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strutura de Texto do Site</text:span></text:p>
      <text:p text:style-name="P1"/>
      <text:h text:style-name="Heading_20_3" text:outline-level="3"><text:span text:style-name="Strong_20_Emphasis">Página Inicial (Home)</text:span></text:h>
      <text:p text:style-name="P2"><text:span text:style-name="Strong_20_Emphasis">Título:</text:span> Bem-vindo ao <text:span text:style-name="T1">Kdrama-Lover’'s-Paradise</text:span>!<text:line-break/><text:span text:style-name="Strong_20_Emphasis">Texto:</text:span></text:p>
      <text:p text:style-name="P3">Olá, apaixonados por doramas! Se você também adora mistérios, emoções à flor da pele e aqueles enredos de tirar o fôlego, você está no lugar certo. Aqui, vou compartilhar minhas <text:span text:style-name="Strong_20_Emphasis">melhores recomendações</text:span> de doramas de suspense, para aqueles que amam viver no limite da tensão. Prepare-se para uma jornada emocionante através de histórias intrigantes, personagens complexos e tramas de deixar qualquer um vidrado.</text:p>
      <text:p text:style-name="P3">Navegue pelas recomendações abaixo, explore os enredos e, quem sabe, descubra seu próximo vício. 🎬✨</text:p>
      <text:p text:style-name="P1"/>
      <text:p text:style-name="Heading"><text:span text:style-name="Strong_20_Emphasis">Recomendações de Doramas</text:span></text:p>
      <text:p text:style-name="P4"><text:span text:style-name="Strong_20_Emphasis">Título:</text:span> Minhas Recomendações de Doramas de Suspense</text:p>
      <text:p text:style-name="P4"><text:span text:style-name="Emphasis">Cada dorama abaixo traz uma experiência única de suspense, mistério e reviravoltas inesperadas.</text:span></text:p>
      <text:p text:style-name="Heading"><text:span text:style-name="Strong_20_Emphasis"><text:span text:style-name="T2">1. </text:span></text:span><text:span text:style-name="Strong_20_Emphasis">Flower of Evil</text:span></text:p>
      <text:list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Emphasis"><text:span text:style-name="T5">Flower of Evil</text:span></text:span></text:span><text:span text:style-name="Strong_20_Emphasis"><text:span text:style-name="T5"> segue a história de Baek Hee-sung, um homem que tenta esconder sua verdadeira identidade e seu passado sombrio de sua esposa, Cha Ji-won, uma detetive investigativa. Quando uma série de assassinatos começa a acontecer, Ji-won começa a se aproximar de uma verdade perigosa sobre seu próprio marido. O dorama explora as complexidades do relacionamento entre o casal e o confronto entre amor, confiança e a busca por justiça </text:span></text:span><text:span text:style-name="T4"><text:line-break/></text:span></text:p>
            </text:list-item>
            <text:list-item>
              <text:p text:style-name="P6"><text:span text:style-name="Strong_20_Emphasis"><text:span text:style-name="T6">Por que assistir: </text:span></text:span><text:line-break/></text:p>
              <text:p text:style-name="P6"/>
            </text:list-item>
          </text:list>
        </text:list-item>
      </text:list>
      <text:p text:style-name="Heading"><text:span text:style-name="Strong_20_Emphasis"><text:span text:style-name="T2">2. </text:span></text:span><text:span text:style-name="Strong_20_Emphasis">Mouse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sociedade onde serial killers estão se tornando cada vez mais frequentes, </text:span></text:span><text:span text:style-name="Strong_20_Emphasis"><text:span text:style-name="Emphasis"><text:span text:style-name="T5">Mouse</text:span></text:span></text:span><text:span text:style-name="Strong_20_Emphasis"><text:span text:style-name="T5"> segue a história de um detetive e um policial que se veem em uma corrida contra o tempo para capturar um assassino em série extremamente perigoso. A trama ganha profundidade quando se começa a questionar o que faz uma pessoa se tornar um psicopata. Com uma reviravolta inesperada, o dorama explora o que acontece quando as fronteiras entre o bem e o mal se tornam cada vez mais difusas. Misturando suspense psicológico com elementos de ação e mistério, </text:span></text:span><text:span text:style-name="Strong_20_Emphasis"><text:span text:style-name="Emphasis"><text:span text:style-name="T5">Mouse</text:span></text:span></text:span><text:span text:style-name="Strong_20_Emphasis"><text:span text:style-name="T5"> vai </text:span></text:span><text:soft-page-break/><text:span text:style-name="Strong_20_Emphasis"><text:span text:style-name="T5">prender sua atenção até o último episódio. </text:span></text:span><text:span text:style-name="T4"><text:line-break/></text:span></text:p>
            </text:list-item>
            <text:list-item>
              <text:p text:style-name="P6"><text:span text:style-name="Strong_20_Emphasis">Por que assistir:</text:span><text:line-break/></text:p>
              <text:p text:style-name="P6"/>
            </text:list-item>
          </text:list>
        </text:list-item>
      </text:list>
      <text:p text:style-name="Heading"><text:span text:style-name="Strong_20_Emphasis"><text:span text:style-name="T2">3. </text:span></text:span><text:span text:style-name="Strong_20_Emphasis">Killer Paradox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7">Sinopse:</text:span></text:span><text:span text:style-name="Strong_20_Emphasis"><text:span text:style-name="T4"> </text:span></text:span><text:span text:style-name="Strong_20_Emphasis"><text:span text:style-name="Emphasis"><text:span text:style-name="T5">Killer Paradox</text:span></text:span></text:span><text:span text:style-name="Strong_20_Emphasis"><text:span text:style-name="T5"> segue a história de Han Jong Woo, um estudante universitário que, após ser envolvido em um assassinato acidental, começa a ser arrastado para um mundo de crimes complexos e mistérios obscuros. O dorama mistura mistério e suspense psicológico, à medida que Jong Woo tenta desvendar uma rede de segredos que o conecta a uma série de eventos perturbadores. </text:span></text:span><text:span text:style-name="T4"><text:line-break/></text:span></text:p>
              <text:p text:style-name="P6"/>
            </text:list-item>
            <text:list-item>
              <text:p text:style-name="P6"><text:span text:style-name="Strong_20_Emphasis">Por que assistir:</text:span><text:line-break/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Heading"><text:span text:style-name="Strong_20_Emphasis"><text:span text:style-name="T2">3. </text:span></text:span><text:span text:style-name="Strong_20_Emphasis">Night Was Come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noite aparentemente comum, um grupo de estudantes do ensino médio se reúne para um retiro escolar. Durante a noite, todos são surpreendidos por mensagens misteriosas que os forçam a participar de um jogo de máfia real, onde a única regra é sobreviver. À medida que a tensão aumenta e alianças inesperadas se formam, os estudantes devem descobrir quem é o verdadeiro assassino entre eles antes que seja tarde demais.</text:span></text:span><text:span text:style-name="T4"><text:line-break/></text:span></text:p>
              <text:p text:style-name="P6"/>
            </text:list-item>
            <text:list-item>
              <text:p text:style-name="P6"><text:span text:style-name="Strong_20_Emphasis">Por que assistir:</text:span><text:line-break/></text:p>
            </text:list-item>
          </text:list>
        </text:list-item>
      </text:list>
      <text:p text:style-name="P7"/>
      <text:p text:style-name="P7"/>
      <text:p text:style-name="Heading"><text:span text:style-name="Strong_20_Emphasis"><text:span text:style-name="T2">4. </text:span></text:span><text:span text:style-name="Strong_20_Emphasis">Class of Lies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Emphasis"><text:span text:style-name="T5">Class of Lies</text:span></text:span></text:span><text:span text:style-name="Strong_20_Emphasis"><text:span text:style-name="T5"> segue o advogado Ki Moo-yeol, que, após um escândalo que arruína sua carreira, se infiltra em uma escola de elite para investigar um caso de bullying e corrupção entre estudantes. À medida que ele descobre mais sobre os segredos sujos e as traições que ocorrem dentro da escola, Moo-yeol se vê em um jogo perigoso de engano, onde a linha entre o certo e o errado se desfaz a cada nova revelação. </text:span></text:span><text:span text:style-name="T4"><text:line-break/> </text:span></text:p>
            </text:list-item>
            <text:list-item>
              <text:p text:style-name="P8"><text:span text:style-name="Strong_20_Emphasis">Por que assistir:</text:span><text:line-break/></text:p>
              <text:p text:style-name="P8"><text:soft-page-break/><text:s/></text:p>
            </text:list-item>
          </text:list>
        </text:list-item>
      </text:list>
      <text:p text:style-name="P1"/>
      <text:p text:style-name="Heading"><text:span text:style-name="Strong_20_Emphasis">Sobre Mim</text:span></text:p>
      <text:p text:style-name="P4"><text:span text:style-name="Strong_20_Emphasis">Título:</text:span> Quem Sou Eu</text:p>
      <text:p text:style-name="P3">Olá! Meu nome é Ana, e sou uma grande fã de doramas, especialmente os de suspense. Ao longo dos anos, venho assistindo e me aprofundando em enredos que exploram mistérios e emoções intensas. A ideia de criar este site surgiu para compartilhar com vocês minhas experiências e recomendar as melhores histórias dentro desse gênero tão fascinante.</text:p>
      <text:p text:style-name="P3">Aqui, você vai encontrar minhas dicas sobre doramas de suspense, com análises, resenhas e muito mais! Espero que você também se apaixone por esses dramas tanto quanto eu.</text:p>
      <text:p text:style-name="P1"/>
      <text:p text:style-name="Heading"><text:span text:style-name="Strong_20_Emphasis">Contato</text:span></text:p>
      <text:p text:style-name="P4"><text:span text:style-name="Strong_20_Emphasis">Título:</text:span> Fale Comigo</text:p>
      <text:p text:style-name="P3">Tem alguma dúvida, sugestão ou apenas quer conversar sobre doramas? Fique à vontade para me enviar uma mensagem!</text:p>
      <text:p text:style-name="P9"><text:span text:style-name="Strong_20_Emphasis"><text:span text:style-name="T4">E-mail:</text:span></text:span><text:span text:style-name="T4"> </text:span><text:a xlink:type="simple" xlink:href="mailto:anapaula.santospinh@gmail.com" text:style-name="Internet_20_link" text:visited-style-name="Visited_20_Internet_20_Link"><text:span text:style-name="T8">anapaula.santospinh@gmail.com</text:span></text:a> <text:span text:style-name="T4"><text:line-break/></text:span><text:span text:style-name="Strong_20_Emphasis"><text:span text:style-name="T4">GitHub:</text:span></text:span><text:a xlink:type="simple" xlink:href="https://github.com/AnaPaulaSPin" text:style-name="Internet_20_link" text:visited-style-name="Visited_20_Internet_20_Link"><text:span text:style-name="T4"> https://github.com/AnaPaulaSPin</text:span></text:a></text:p>
      <text:p text:style-name="P1"/>
      <text:p text:style-name="P10"><text:lin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16:35.418748600</meta:creation-date>
    <dc:date>2025-03-04T11:42:48.904421200</dc:date>
    <meta:editing-duration>PT37M12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3" meta:paragraph-count="37" meta:word-count="660" meta:character-count="4000" meta:non-whitespace-character-count="3367"/>
  </office:meta>
</office:document-meta>
</file>